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722cm"/>
    </style:style>
    <style:style style:name="gr3" style:family="graphic" style:parent-style-name="standard">
      <style:graphic-properties svg:stroke-width="0.1cm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462cm"/>
    </style:style>
    <style:style style:name="P1" style:family="paragraph">
      <style:paragraph-properties fo:text-align="center"/>
      <style:text-properties fo:font-family="'Times New Roman'" style:font-family-generic="roman" style:font-pitch="variabl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8pt" style:font-size-complex="18pt"/>
    </style:style>
    <style:style style:name="P4" style:family="paragraph">
      <style:text-properties fo:font-family="'Times New Roman'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T1" style:family="text">
      <style:text-properties fo:font-family="'Times New Roman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0.769cm" svg:height="0.769cm" svg:x="3.543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2cm" svg:height="0.972cm" svg:x="3.559cm" svg:y="1.773cm">
          <draw:text-box>
            <text:p text:style-name="P2"><text:span text:style-name="T1">1</text:span></text:p>
          </draw:text-box>
        </draw:frame>
        <draw:custom-shape draw:style-name="gr1" draw:text-style-name="P1" draw:layer="layout" svg:width="0.769cm" svg:height="0.769cm" svg:x="5.647cm" svg:y="0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2cm" svg:height="0.972cm" svg:x="5.691cm" svg:y="0.529cm">
          <draw:text-box>
            <text:p text:style-name="P2"><text:span text:style-name="T1">2</text:span></text:p>
          </draw:text-box>
        </draw:frame>
        <draw:custom-shape draw:style-name="gr1" draw:text-style-name="P1" draw:layer="layout" svg:width="0.769cm" svg:height="0.769cm" svg:x="5.704cm" svg:y="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2cm" svg:height="0.972cm" svg:x="5.691cm" svg:y="3.174cm">
          <draw:text-box>
            <text:p text:style-name="P2"><text:span text:style-name="T1">3</text:span></text:p>
          </draw:text-box>
        </draw:frame>
        <draw:g>
          <draw:custom-shape draw:style-name="gr1" draw:text-style-name="P1" draw:layer="layout" svg:width="0.769cm" svg:height="0.769cm" svg:x="7.781cm" svg:y="1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82cm" svg:height="0.972cm" svg:x="7.797cm" svg:y="1.773cm">
            <draw:text-box>
              <text:p text:style-name="P2"><text:span text:style-name="T1">4</text:span></text:p>
            </draw:text-box>
          </draw:frame>
        </draw:g>
        <draw:line draw:style-name="gr3" draw:text-style-name="P2" draw:layer="layout" svg:x1="0.441cm" svg:y1="2.267cm" svg:x2="3.571cm" svg:y2="2.267cm">
          <text:p/>
        </draw:line>
        <draw:line draw:style-name="gr3" draw:text-style-name="P2" draw:layer="layout" svg:x1="8.549cm" svg:y1="2.239cm" svg:x2="11.679cm" svg:y2="2.239cm">
          <text:p/>
        </draw:line>
        <draw:line draw:style-name="gr3" draw:text-style-name="P2" draw:layer="layout" svg:x1="4.14cm" svg:y1="2.552cm" svg:x2="5.79cm" svg:y2="3.462cm">
          <text:p/>
        </draw:line>
        <draw:line draw:style-name="gr3" draw:text-style-name="P2" draw:layer="layout" svg:x1="4.228cm" svg:y1="2.026cm" svg:x2="5.705cm" svg:y2="1.214cm">
          <text:p/>
        </draw:line>
        <draw:line draw:style-name="gr3" draw:text-style-name="P2" draw:layer="layout" svg:x1="6.416cm" svg:y1="0.958cm" svg:x2="9.546cm" svg:y2="0.958cm">
          <text:p/>
        </draw:line>
        <draw:line draw:style-name="gr3" draw:text-style-name="P2" draw:layer="layout" svg:x1="6.331cm" svg:y1="1.243cm" svg:x2="7.867cm" svg:y2="2.04cm">
          <text:p/>
        </draw:line>
        <draw:line draw:style-name="gr3" draw:text-style-name="P2" draw:layer="layout" svg:x1="6.444cm" svg:y1="3.548cm" svg:x2="7.897cm" svg:y2="2.522cm">
          <text:p/>
        </draw:line>
        <draw:line draw:style-name="gr3" draw:text-style-name="P2" draw:layer="layout" svg:x1="6.103cm" svg:y1="6.335cm" svg:x2="6.103cm" svg:y2="4.031cm">
          <text:p/>
        </draw:line>
        <draw:frame draw:style-name="gr4" draw:text-style-name="P4" draw:layer="layout" svg:width="2.219cm" svg:height="0.802cm" svg:x="0.631cm" svg:y="1.417cm">
          <draw:text-box>
            <text:p text:style-name="P3"><text:span text:style-name="T1">Reach 1</text:span></text:p>
          </draw:text-box>
        </draw:frame>
        <draw:frame draw:style-name="gr4" draw:text-style-name="P4" draw:layer="layout" svg:width="2.219cm" svg:height="0.802cm" draw:transform="rotate (0.56321774961857) translate (3.547cm 1.512cm)">
          <draw:text-box>
            <text:p text:style-name="P3"><text:span text:style-name="T1">Reach 2</text:span></text:p>
          </draw:text-box>
        </draw:frame>
        <draw:frame draw:style-name="gr4" draw:text-style-name="P4" draw:layer="layout" svg:width="2.219cm" svg:height="0.802cm" draw:transform="rotate (-0.479267412597643) translate (6.062cm 1.102cm)">
          <draw:text-box>
            <text:p text:style-name="P3"><text:span text:style-name="T1">Reach 6</text:span></text:p>
          </draw:text-box>
        </draw:frame>
        <draw:frame draw:style-name="gr4" draw:text-style-name="P4" draw:layer="layout" svg:width="2.219cm" svg:height="0.802cm" draw:transform="rotate (-0.512952267161134) translate (3.941cm 2.494cm)">
          <draw:text-box>
            <text:p text:style-name="P3"><text:span text:style-name="T1">Reach 3</text:span></text:p>
          </draw:text-box>
        </draw:frame>
        <draw:frame draw:style-name="gr4" draw:text-style-name="P4" draw:layer="layout" svg:width="2.219cm" svg:height="0.802cm" draw:transform="rotate (1.57358885359809) translate (5.269cm 6.542cm)">
          <draw:text-box>
            <text:p text:style-name="P3"><text:span text:style-name="T1">Reach 4</text:span></text:p>
          </draw:text-box>
        </draw:frame>
        <draw:frame draw:style-name="gr4" draw:text-style-name="P4" draw:layer="layout" svg:width="2.219cm" svg:height="0.802cm" draw:transform="rotate (0.631809189221947) translate (6.278cm 3.881cm)">
          <draw:text-box>
            <text:p text:style-name="P3"><text:span text:style-name="T1">Reach 7</text:span></text:p>
          </draw:text-box>
        </draw:frame>
        <draw:frame draw:style-name="gr4" draw:text-style-name="P4" draw:layer="layout" svg:width="2.219cm" svg:height="0.802cm" svg:x="6.709cm" svg:y="0.223cm">
          <draw:text-box>
            <text:p text:style-name="P3"><text:span text:style-name="T1">Reach 5</text:span></text:p>
          </draw:text-box>
        </draw:frame>
        <draw:frame draw:style-name="gr4" draw:text-style-name="P4" draw:layer="layout" svg:width="2.219cm" svg:height="0.802cm" svg:x="8.785cm" svg:y="1.47cm">
          <draw:text-box>
            <text:p text:style-name="P3"><text:span text:style-name="T1">Reach 8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cm" fo:page-height="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12T17:48:57.71</meta:creation-date>
    <dc:date>2012-10-16T10:44:20.19</dc:date>
    <meta:editing-duration>PT00H12M32S</meta:editing-duration>
    <meta:editing-cycles>3</meta:editing-cycles>
    <meta:generator>LibreOffice/3.4$Win32 LibreOffice_project/340m1$Build-402</meta:generator>
    <meta:document-statistic meta:object-count="25"/>
  </office:meta>
</office:document-meta>
</file>